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388cm" fo:min-width="0.632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.388cm" fo:min-width="0.63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7" draw:id="id7" draw:layer="layout" svg:width="1.6cm" svg:height="0.9cm" svg:x="2.6cm" svg:y="1.4cm">
          <text:p text:style-name="P1"><text:span text:style-name="T1">A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cm" svg:height="0.9cm" svg:x="2.6cm" svg:y="3.4cm">
          <text:p text:style-name="P1"><text:span text:style-name="T1">C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6cm" svg:height="0.9cm" svg:x="2.601cm" svg:y="5.401cm">
          <text:p text:style-name="P1"><text:span text:style-name="T1">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6cm" svg:height="0.9cm" svg:x="2.601cm" svg:y="6.901cm">
          <text:p text:style-name="P1"><text:span text:style-name="T1">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6cm" svg:height="0.9cm" svg:x="2.601cm" svg:y="8.601cm">
          <text:p text:style-name="P1"><text:span text:style-name="T1">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1.6cm" svg:height="0.9cm" svg:x="4.901cm" svg:y="3.401cm">
          <text:p text:style-name="P3"><text:span text:style-name="T2">C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3" draw:id="id13" draw:layer="layout" svg:width="1.6cm" svg:height="0.9cm" svg:x="4.902cm" svg:y="5.302cm">
          <text:p text:style-name="P3"><text:span text:style-name="T2">CG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4" draw:id="id14" draw:layer="layout" svg:width="1.6cm" svg:height="0.9cm" svg:x="4.902cm" svg:y="6.902cm">
          <text:p text:style-name="P3"><text:span text:style-name="T2">G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6cm" svg:height="0.9cm" svg:x="10.301cm" svg:y="1.401cm">
          <text:p text:style-name="P1"><text:span text:style-name="T1">AC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6cm" svg:height="0.9cm" svg:x="10.301cm" svg:y="3.401cm">
          <text:p text:style-name="P1"><text:span text:style-name="T1">C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0.9cm" svg:x="10.302cm" svg:y="5.402cm">
          <text:p text:style-name="P1"><text:span text:style-name="T1">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0.9cm" svg:x="10.302cm" svg:y="6.902cm">
          <text:p text:style-name="P1"><text:span text:style-name="T1">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0.9cm" svg:x="10.302cm" svg:y="8.602cm">
          <text:p text:style-name="P1"><text:span text:style-name="T1">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1.6cm" svg:height="0.9cm" svg:x="12.602cm" svg:y="3.402cm">
          <text:p text:style-name="P3"><text:span text:style-name="T2">CC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11.101cm" svg:y1="2.301cm" svg:x2="11.101cm" svg:y2="3.401cm" draw:start-shape="id1" draw:start-glue-point="8" draw:end-shape="id2" draw:end-glue-point="4" svg:d="M11101 2301v1100" svg:viewBox="0 0 1 1101">
          <text:p/>
        </draw:connector>
        <draw:connector draw:style-name="gr3" draw:text-style-name="P5" draw:layer="layout" draw:type="curve" svg:x1="11.101cm" svg:y1="4.301cm" svg:x2="11.102cm" svg:y2="5.402cm" draw:start-shape="id2" draw:start-glue-point="8" draw:end-shape="id3" svg:d="M11101 4301c0 826 1 276 1 1101" svg:viewBox="0 0 2 1102">
          <text:p/>
        </draw:connector>
        <draw:connector draw:style-name="gr3" draw:text-style-name="P5" draw:layer="layout" draw:type="curve" svg:x1="11.102cm" svg:y1="6.302cm" svg:x2="11.102cm" svg:y2="6.902cm" draw:start-shape="id3" draw:start-glue-point="8" draw:end-shape="id4" draw:end-glue-point="4" svg:d="M11102 6302v600" svg:viewBox="0 0 1 601">
          <text:p/>
        </draw:connector>
        <draw:connector draw:style-name="gr3" draw:text-style-name="P5" draw:layer="layout" draw:type="curve" svg:x1="11.102cm" svg:y1="7.802cm" svg:x2="11.102cm" svg:y2="8.602cm" draw:start-shape="id4" draw:start-glue-point="8" draw:end-shape="id5" draw:end-glue-point="4" svg:d="M11102 7802v800" svg:viewBox="0 0 1 801">
          <text:p/>
        </draw:connector>
        <draw:connector draw:style-name="gr3" draw:text-style-name="P5" draw:layer="layout" draw:type="curve" svg:x1="11.901cm" svg:y1="1.851cm" svg:x2="13.402cm" svg:y2="3.402cm" draw:start-shape="id1" draw:start-glue-point="10" draw:end-shape="id6" draw:end-glue-point="4" svg:d="M11901 1851c1001 0 1501 517 1501 1551" svg:viewBox="0 0 1502 1552">
          <text:p/>
        </draw:connector>
        <draw:connector draw:style-name="gr3" draw:text-style-name="P5" draw:layer="layout" draw:type="curve" svg:x1="13.402cm" svg:y1="4.302cm" svg:x2="11.902cm" svg:y2="5.852cm" draw:start-shape="id6" draw:start-glue-point="8" draw:end-shape="id3" draw:end-glue-point="10" svg:d="M13402 4302c0 1034-500 1550-1500 1550" svg:viewBox="0 0 1501 1551">
          <text:p/>
        </draw:connector>
        <draw:connector draw:style-name="gr3" draw:text-style-name="P5" draw:layer="layout" draw:type="curve" svg:x1="3.4cm" svg:y1="2.3cm" svg:x2="3.4cm" svg:y2="3.4cm" draw:start-shape="id7" draw:start-glue-point="8" draw:end-shape="id8" draw:end-glue-point="4" svg:d="M3400 2300v1100" svg:viewBox="0 0 1 1101">
          <text:p/>
        </draw:connector>
        <draw:connector draw:style-name="gr3" draw:text-style-name="P5" draw:layer="layout" draw:type="curve" svg:x1="3.4cm" svg:y1="4.3cm" svg:x2="3.401cm" svg:y2="5.401cm" draw:start-shape="id8" draw:start-glue-point="8" draw:end-shape="id9" svg:d="M3400 4300c0 826 1 276 1 1101" svg:viewBox="0 0 2 1102">
          <text:p/>
        </draw:connector>
        <draw:connector draw:style-name="gr3" draw:text-style-name="P5" draw:layer="layout" draw:type="curve" svg:x1="3.401cm" svg:y1="6.301cm" svg:x2="3.401cm" svg:y2="6.901cm" draw:start-shape="id9" draw:start-glue-point="8" draw:end-shape="id10" svg:d="M3401 6301v600" svg:viewBox="0 0 1 601">
          <text:p/>
        </draw:connector>
        <draw:connector draw:style-name="gr3" draw:text-style-name="P5" draw:layer="layout" draw:type="curve" svg:x1="3.401cm" svg:y1="7.801cm" svg:x2="3.401cm" svg:y2="8.601cm" draw:start-shape="id10" draw:start-glue-point="8" draw:end-shape="id11" draw:end-glue-point="4" svg:d="M3401 7801v800" svg:viewBox="0 0 1 801">
          <text:p/>
        </draw:connector>
        <draw:connector draw:style-name="gr3" draw:text-style-name="P5" draw:layer="layout" draw:type="curve" svg:x1="4.2cm" svg:y1="1.85cm" svg:x2="5.701cm" svg:y2="3.401cm" draw:start-shape="id7" draw:start-glue-point="10" draw:end-shape="id12" svg:d="M4200 1850c1001 0 1501 517 1501 1551" svg:viewBox="0 0 1502 1552">
          <text:p/>
        </draw:connector>
        <draw:connector draw:style-name="gr3" draw:text-style-name="P5" draw:layer="layout" draw:type="curve" svg:x1="5.701cm" svg:y1="4.301cm" svg:x2="5.702cm" svg:y2="5.302cm" draw:start-shape="id12" draw:start-glue-point="8" draw:end-shape="id13" draw:end-glue-point="4" svg:d="M5701 4301c0 751 1 251 1 1001" svg:viewBox="0 0 2 1002">
          <text:p/>
        </draw:connector>
        <draw:connector draw:style-name="gr3" draw:text-style-name="P5" draw:layer="layout" draw:type="curve" svg:x1="5.702cm" svg:y1="6.202cm" svg:x2="5.702cm" svg:y2="6.902cm" draw:start-shape="id13" draw:start-glue-point="8" draw:end-shape="id14" svg:d="M5702 6202v700" svg:viewBox="0 0 1 701">
          <text:p/>
        </draw:connector>
        <draw:connector draw:style-name="gr3" draw:text-style-name="P5" draw:layer="layout" draw:type="curve" svg:x1="5.702cm" svg:y1="7.802cm" svg:x2="4.201cm" svg:y2="9.051cm" draw:start-shape="id14" draw:start-glue-point="8" draw:end-shape="id11" draw:end-glue-point="10" svg:d="M5702 7802c0 833-500 1249-1501 1249" svg:viewBox="0 0 1502 1250">
          <text:p/>
        </draw:connector>
        <draw:connector draw:style-name="gr3" draw:text-style-name="P5" draw:layer="layout" draw:type="curve" svg:x1="3.401cm" svg:y1="9.501cm" svg:x2="3.979cm" svg:y2="10.541cm" draw:start-shape="id11" draw:start-glue-point="8" svg:d="M3401 9501c0 1156 578 637 578 1040" svg:viewBox="0 0 579 1041">
          <text:p/>
        </draw:connector>
        <draw:connector draw:style-name="gr3" draw:text-style-name="P5" draw:layer="layout" draw:type="curve" svg:x1="11.102cm" svg:y1="9.502cm" svg:x2="10.5cm" svg:y2="10.666cm" draw:start-shape="id5" draw:start-glue-point="8" svg:d="M11102 9502c0 1249-602 668-602 1164" svg:viewBox="0 0 603 11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4:14:45.474000000</meta:creation-date>
    <dc:date>2017-05-10T14:24:02.962000000</dc:date>
    <meta:editing-duration>PT9M16S</meta:editing-duration>
    <meta:editing-cycles>6</meta:editing-cycles>
    <meta:generator>LibreOffice/5.1.5.2$Windows_x86 LibreOffice_project/7a864d8825610a8c07cfc3bc01dd4fce6a9447e5</meta:generator>
    <meta:document-statistic meta:object-count="30"/>
  </office:meta>
</office:document-meta>
</file>